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519cm" style:auto-text-indent="false"/>
    </style:style>
    <style:style style:name="P2" style:family="paragraph" style:parent-style-name="Standard">
      <style:paragraph-properties fo:margin-left="0cm" fo:margin-right="0cm" fo:line-height="150%" fo:text-align="justify" style:justify-single-word="false" fo:text-indent="1.519cm" style:auto-text-indent="false"/>
    </style:style>
    <style:style style:name="P3" style:family="paragraph" style:parent-style-name="Standard">
      <style:paragraph-properties fo:margin-left="0cm" fo:margin-right="0cm" fo:line-height="150%" fo:text-align="justify" style:justify-single-word="false" fo:text-indent="1.519cm" style:auto-text-indent="false" fo:background-color="transparent">
        <style:background-image/>
      </style:paragraph-properties>
    </style:style>
    <style:style style:name="T1" style:family="text">
      <style:text-properties fo:background-color="#ff0000"/>
    </style:style>
    <style:style style:name="T2" style:family="text">
      <style:text-properties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 este trabalho conseguimos identificar um grande despreparo dos<text:span text:style-name="T2"> poucos</text:span> sistemas existentes para as crescentes necessidades da industria de turismo, em sua maioria os softwares existentes são vinculados a uma empresa de turismo ou a um fabricante de guias de viagem, o que torna as informações tendenciosas e em alguns casos pouco <text:span text:style-name="T2">precisas</text:span>. </text:p>
      <text:p text:style-name="P1">O projeto “Viajantes” não se ateve a uma modelagem especializada. Ao invés disso, foi preferido tratar as informações do sistema de uma forma genérica o que permitiu a captação de um maior número de entidades. Dessa forma, foi possível reunir todos os elementos necessários para o planejamento e a confecção de roteiros de viagem, facilitando o <text:span text:style-name="T2">estimativa</text:span> dos custos e a escolha dos locais a serem visitados.</text:p>
      <text:p text:style-name="P3">O sistema permite a colaboração entre os usuários através da troca de experiências e fornece mecanismos de auxilio ao <text:span text:style-name="T2">planejamento</text:span> dos roteiros de viagem, além de prover informações sobre pontos turísticos, estabelecimentos e eventos, atingindo dessa forma todos os objetivos propostos por este trabalho.</text:p>
      <text:p text:style-name="P1">Para os usuários que não conheciam outros roteiros de viagem foi criado um tipo de roteiro especial, os roteiros públicos. Esse tipo de roteiro pode ser compartilhado entre todos os usuários do sistema, permitindo o <text:span text:style-name="T2">troca de</text:span> experiências e auxiliando a escolha dos destinos e a elaboração de itinerários de viagens.</text:p>
      <text:p text:style-name="P1">No caso do viajante que passava por uma experiência ruim ou descobria coisas magnificas em sua viagem e não conseguia compartilhar com amigos e familiares, foi criado um mecanismo de dicas e avaliações. O mecanismo de avaliação permite que um usuário relate sua experiência de forma completa, atribuindo notas a cada característica do item cadastrado no sistema. O<text:span text:style-name="T2"> mecanismo de dicas por sua vez não entra no mérito da avaliação, apenas fornece uma forma <text:s/>simples de transmitir recomendações para outras pessoas que ainda não vivenciaram o mesmo.</text:span></text:p>
      <text:p text:style-name="P1">Para os muitos viajantes que não conseguiam planejar suas viagens, foi desenvolvida uma forma prática e conveniente de planejar. O recurso de planejamento permite ao usuário detalhar cada passo da viagem, definindo o ponto de partida do seu roteiro, os destinos a serem visitados juntamente com os seus respectivos custos e períodos planejados e em cada destino, um conjunto de programas a serem realizados.</text:p>
      <text:p text:style-name="P1">Podemos concluir que o projeto irá beneficiar todos os interessados em turismo, desde o dono de um estabelecimento até um simples viajante. O sistema foi concebido para resolver um pequeno conjunto de problemas tendo foco em evolução, permitindo a escalabilidade das funcionalidades existentes e a adição de outros recursos com facilidade, garantindo o crescimento sustentável e solucionando um escopo maior de problemas <text:s/>para esta área pouco atendida pela computa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úlio Ornelas dos Santos</meta:initial-creator>
    <meta:creation-date>2009-10-22T08:59:25</meta:creation-date>
    <dc:date>2009-10-22T11:27:58</dc:date>
    <meta:editing-duration>PT01H52M47S</meta:editing-duration>
    <meta:editing-cycles>24</meta:editing-cycles>
    <meta:generator>OpenOffice.org/3.0$Unix OpenOffice.org_project/300m15$Build-9379</meta:generator>
    <meta:document-statistic meta:table-count="0" meta:image-count="0" meta:object-count="0" meta:page-count="1" meta:paragraph-count="7" meta:word-count="436" meta:character-count="2791"/>
    <meta:user-defined meta:name="Informações 1"/>
    <meta:user-defined meta:name="Informações 2"/>
    <meta:user-defined meta:name="Informações 3"/>
    <meta:user-defined meta:name="Informações 4"/>
  </office:meta>
</office:document-meta>
</file>